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fill="gradient" draw:fill-gradient-name="Radial_20_red_2f_yellow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44cm" svg:y1="1.289cm" svg:x2="4.494cm" svg:y2="5.105cm">
          <text:p/>
        </draw:line>
        <draw:line draw:style-name="gr1" draw:text-style-name="P1" draw:layer="layout" svg:x1="4.681cm" svg:y1="5.24cm" svg:x2="7.344cm" svg:y2="7.445cm">
          <text:p/>
        </draw:line>
        <draw:line draw:style-name="gr1" draw:text-style-name="P1" draw:layer="layout" svg:x1="1.221cm" svg:y1="1.272cm" svg:x2="8.887cm" svg:y2="1.272cm">
          <text:p/>
        </draw:line>
        <draw:line draw:style-name="gr2" draw:text-style-name="P1" draw:layer="layout" svg:x1="2.544cm" svg:y1="1.272cm" svg:x2="2.544cm" svg:y2="8.87cm">
          <text:p/>
        </draw:line>
        <draw:custom-shape draw:style-name="gr3" draw:text-style-name="P1" draw:layer="layout" svg:width="0.78cm" svg:height="0.78cm" svg:x="4.121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8cm" svg:height="0.78cm" svg:x="7.293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477cm" svg:y1="5.563cm" svg:x2="4.477cm" svg:y2="8.904cm">
          <text:p/>
        </draw:line>
        <draw:frame draw:style-name="gr4" draw:layer="layout" svg:width="0.601cm" svg:height="0.53cm" svg:x="3.749cm" svg:y="2.9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601cm" svg:height="0.53cm" svg:x="6.039cm" svg:y="5.7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649cm" svg:height="0.53cm" svg:x="4.259cm" svg:y="4.89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649cm" svg:height="0.53cm" svg:x="7.43cm" svg:y="7.4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551cm" svg:height="0.458cm" svg:x="2.767cm" svg:y="2.94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551cm" svg:height="0.458cm" svg:x="4.837cm" svg:y="5.979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8T22:51:10</meta:creation-date>
    <dc:date>2014-01-18T22:59:16</dc:date>
    <meta:editing-duration>P0D</meta:editing-duration>
    <meta:editing-cycles>1</meta:editing-cycles>
    <meta:document-statistic meta:object-count="13"/>
    <meta:generator>LibreOffice/3.6$Linux_X86_64 LibreOffice_project/360m1$Build-304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L</mi>
              <mn>1</mn>
            </msub>
          </mrow>
        </mrow>
      </mstyle>
    </mrow>
    <annotation encoding="StarMath 5.0">SIZE 12 {L_1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L</mi>
              <mn>2</mn>
            </msub>
          </mrow>
        </mrow>
      </mstyle>
    </mrow>
    <annotation encoding="StarMath 5.0">SIZE 12 {L_2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m</mi>
              <mn>1</mn>
            </msub>
          </mrow>
        </mrow>
      </mstyle>
    </mrow>
    <annotation encoding="StarMath 5.0">SIZE 12 {m_1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m</mi>
              <mn>2</mn>
            </msub>
          </mrow>
        </mrow>
      </mstyle>
    </mrow>
    <annotation encoding="StarMath 5.0">SIZE 12 {m_2}</annotation>
  </semantics>
</math>
</file>

<file path=Object 5/content.xml><?xml version="1.0" encoding="utf-8"?>
<math xmlns="http://www.w3.org/1998/Math/MathML">
  <semantics>
    <mrow>
      <mstyle mathsize="12pt">
        <mrow>
          <mrow>
            <msub>
              <mo stretchy="false">θ</mo>
              <mn>1</mn>
            </msub>
          </mrow>
        </mrow>
      </mstyle>
    </mrow>
    <annotation encoding="StarMath 5.0">SIZE 12 {%theta_1}</annotation>
  </semantics>
</math>
</file>

<file path=Object 6/content.xml><?xml version="1.0" encoding="utf-8"?>
<math xmlns="http://www.w3.org/1998/Math/MathML">
  <semantics>
    <mrow>
      <mstyle mathsize="12pt">
        <mrow>
          <mrow>
            <msub>
              <mo stretchy="false">θ</mo>
              <mn>2</mn>
            </msub>
          </mrow>
        </mrow>
      </mstyle>
    </mrow>
    <annotation encoding="StarMath 5.0">SIZE 12 {%theta_2}</annotation>
  </semantics>
</math>
</file>